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5.689cm"/>
    </style:style>
    <style:style style:name="Tabla1.B" style:family="table-column">
      <style:table-column-properties style:column-width="3.106cm"/>
    </style:style>
    <style:style style:name="Tabla1.C" style:family="table-column">
      <style:table-column-properties style:column-width="4.397cm"/>
    </style:style>
    <style:style style:name="Tabla1.D" style:family="table-column">
      <style:table-column-properties style:column-width="4.403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fo:break-before="page"/>
      <style:text-properties style:font-name="DejaVu Sans Light" fo:font-size="16pt" fo:font-weight="bold" officeooo:rsid="000d7d91" officeooo:paragraph-rsid="000d7d91" style:font-size-asian="16pt" style:font-weight-asian="bold" style:font-size-complex="16pt" style:font-weight-complex="bold"/>
    </style:style>
    <style:style style:name="P2" style:family="paragraph" style:parent-style-name="Text_20_body">
      <style:paragraph-properties fo:text-align="start" style:justify-single-word="false" fo:break-before="page"/>
      <style:text-properties style:font-name="DejaVu Sans Light" fo:font-size="20pt" fo:font-weight="bold" officeooo:rsid="000f4c37" officeooo:paragraph-rsid="000f4c37" style:font-size-asian="17.5pt" style:font-weight-asian="bold" style:font-size-complex="20pt" style:font-weight-complex="bold"/>
    </style:style>
    <style:style style:name="P3" style:family="paragraph" style:parent-style-name="Text_20_body">
      <style:text-properties style:font-name="DejaVu Sans Light" fo:font-size="14pt" style:font-size-asian="14pt" style:font-size-complex="14pt"/>
    </style:style>
    <style:style style:name="P4" style:family="paragraph" style:parent-style-name="Text_20_body">
      <style:paragraph-properties fo:text-align="center" style:justify-single-word="false"/>
      <style:text-properties style:font-name="DejaVu Sans Light" fo:font-size="14pt" officeooo:rsid="000d7d91" officeooo:paragraph-rsid="000d7d91" style:font-size-asian="14pt" style:font-size-complex="14pt"/>
    </style:style>
    <style:style style:name="P5" style:family="paragraph" style:parent-style-name="Text_20_body">
      <style:paragraph-properties fo:text-align="center" style:justify-single-word="false"/>
      <style:text-properties style:font-name="DejaVu Sans Light" fo:font-size="14pt" officeooo:rsid="000f4c37" officeooo:paragraph-rsid="000f4c37" style:font-size-asian="14pt" style:font-size-complex="14pt"/>
    </style:style>
    <style:style style:name="P6" style:family="paragraph" style:parent-style-name="Text_20_body">
      <style:text-properties style:font-name="DejaVu Sans Light" fo:font-size="14pt" officeooo:paragraph-rsid="001194ab" style:font-size-asian="14pt" style:font-size-complex="14pt"/>
    </style:style>
    <style:style style:name="P7" style:family="paragraph" style:parent-style-name="Text_20_body">
      <style:paragraph-properties fo:text-align="center" style:justify-single-word="false"/>
      <style:text-properties style:font-name="DejaVu Sans Light" fo:font-size="14pt" fo:font-weight="bold" officeooo:rsid="000f4c37" officeooo:paragraph-rsid="000f4c37" style:font-size-asian="14pt" style:font-weight-asian="bold" style:font-size-complex="14pt" style:font-weight-complex="bold"/>
    </style:style>
    <style:style style:name="P8" style:family="paragraph" style:parent-style-name="Text_20_body">
      <style:paragraph-properties fo:text-align="center" style:justify-single-word="false"/>
      <style:text-properties style:font-name="DejaVu Sans Light" fo:font-size="14pt" fo:font-weight="bold" officeooo:rsid="000d7d91" officeooo:paragraph-rsid="000d7d91" style:font-size-asian="14pt" style:font-weight-asian="bold" style:font-size-complex="14pt" style:font-weight-complex="bold"/>
    </style:style>
    <style:style style:name="P9" style:family="paragraph" style:parent-style-name="Text_20_body">
      <style:paragraph-properties fo:text-align="start" style:justify-single-word="false"/>
      <style:text-properties style:font-name="DejaVu Sans Light" fo:font-size="14pt" fo:font-weight="bold" officeooo:rsid="000f4c37" officeooo:paragraph-rsid="000f4c37" style:font-size-asian="12.25pt" style:font-weight-asian="bold" style:font-size-complex="14pt" style:font-weight-complex="bold"/>
    </style:style>
    <style:style style:name="P10" style:family="paragraph" style:parent-style-name="Text_20_body">
      <style:paragraph-properties fo:text-align="start"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11" style:family="paragraph" style:parent-style-name="Text_20_body">
      <style:paragraph-properties fo:text-align="center" style:justify-single-word="false"/>
      <style:text-properties style:font-name="DejaVu Sans Light" officeooo:rsid="000d7d91" officeooo:paragraph-rsid="000d7d91"/>
    </style:style>
    <style:style style:name="P12" style:family="paragraph" style:parent-style-name="Text_20_body">
      <style:paragraph-properties fo:text-align="center" style:justify-single-word="false"/>
      <style:text-properties style:font-name="DejaVu Sans Light"/>
    </style:style>
    <style:style style:name="P13" style:family="paragraph" style:parent-style-name="Text_20_body">
      <style:paragraph-properties fo:text-align="center" style:justify-single-word="false"/>
      <style:text-properties style:font-name="DejaVu Sans Light" officeooo:rsid="000f4c37" officeooo:paragraph-rsid="000f4c37"/>
    </style:style>
    <style:style style:name="P14" style:family="paragraph" style:parent-style-name="Text_20_body">
      <style:paragraph-properties fo:text-align="start" style:justify-single-word="false"/>
      <style:text-properties style:font-name="DejaVu Sans Light" fo:font-size="20pt" fo:font-weight="bold" officeooo:rsid="000f4c37" officeooo:paragraph-rsid="000f4c37" style:font-size-asian="17.5pt" style:font-weight-asian="bold" style:font-size-complex="20pt" style:font-weight-complex="bold"/>
    </style:style>
    <style:style style:name="P15" style:family="paragraph" style:parent-style-name="Text_20_body">
      <style:paragraph-properties fo:text-align="start" style:justify-single-word="false"/>
      <style:text-properties style:font-name="DejaVu Sans Light" fo:font-size="18pt" fo:font-weight="bold" officeooo:rsid="000f4c37" officeooo:paragraph-rsid="000f4c37" style:font-size-asian="18pt" style:font-weight-asian="bold" style:font-size-complex="18pt" style:font-weight-complex="bold"/>
    </style:style>
    <style:style style:name="P16" style:family="paragraph" style:parent-style-name="Standard">
      <style:text-properties fo:color="#7e0021"/>
    </style:style>
    <style:style style:name="P17" style:family="paragraph" style:parent-style-name="Standard">
      <style:text-properties fo:color="#7e0021" fo:font-size="16pt" officeooo:rsid="000d7d91" officeooo:paragraph-rsid="000d7d91" style:font-size-asian="14pt" style:font-size-complex="16pt"/>
    </style:style>
    <style:style style:name="P18" style:family="paragraph" style:parent-style-name="Standard">
      <style:paragraph-properties fo:text-align="end" style:justify-single-word="false"/>
      <style:text-properties fo:color="#7e0021" fo:font-size="16pt" officeooo:rsid="000d7d91" officeooo:paragraph-rsid="000d7d91" style:font-size-asian="14pt" style:font-size-complex="16pt"/>
    </style:style>
    <style:style style:name="P19" style:family="paragraph" style:parent-style-name="Standard">
      <style:paragraph-properties fo:text-align="end" style:justify-single-word="false"/>
      <style:text-properties fo:color="#7e0021" style:font-name="DejaVu Sans Light" fo:font-size="22pt" fo:font-weight="bold" officeooo:rsid="000d7d91" officeooo:paragraph-rsid="000d7d91" style:font-size-asian="22pt" style:font-weight-asian="bold" style:font-size-complex="22pt" style:font-weight-complex="bold"/>
    </style:style>
    <style:style style:name="P20" style:family="paragraph" style:parent-style-name="Standard">
      <style:paragraph-properties fo:text-align="end" style:justify-single-word="false"/>
      <style:text-properties fo:color="#7e0021" style:font-name="DejaVu Sans Light" fo:font-size="18pt" officeooo:rsid="000d7d91" officeooo:paragraph-rsid="000d7d91" style:font-size-asian="18pt" style:font-size-complex="18pt"/>
    </style:style>
    <style:style style:name="P21" style:family="paragraph" style:parent-style-name="Standard">
      <style:paragraph-properties fo:text-align="center" style:justify-single-word="false"/>
      <style:text-properties fo:color="#7e0021" style:font-name="DejaVu Sans Light" fo:font-size="20pt" officeooo:rsid="00023914" officeooo:paragraph-rsid="000d7d91" style:font-size-asian="20pt" style:font-size-complex="20pt"/>
    </style:style>
    <style:style style:name="P22" style:family="paragraph" style:parent-style-name="Standard">
      <style:paragraph-properties fo:text-align="center" style:justify-single-word="false"/>
      <style:text-properties fo:color="#7e0021" style:font-name="DejaVu Sans Light" fo:font-size="20pt" fo:font-weight="bold" officeooo:rsid="00023914" officeooo:paragraph-rsid="000d7d91" style:font-size-asian="20pt" style:font-weight-asian="bold" style:font-size-complex="20pt" style:font-weight-complex="bold"/>
    </style:style>
    <style:style style:name="P23" style:family="paragraph" style:parent-style-name="Standard">
      <style:paragraph-properties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24" style:family="paragraph" style:parent-style-name="Standard">
      <style:paragraph-properties fo:line-height="150%"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DejaVu Sans Light" fo:font-size="14pt" fo:font-weight="normal" officeooo:rsid="00004bb6" officeooo:paragraph-rsid="001194ab" style:font-size-asian="12.25pt" style:font-weight-asian="normal" style:font-size-complex="14pt" style:font-weight-complex="normal"/>
    </style:style>
    <style:style style:name="P26"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4c37" style:font-size-asian="12.25pt" style:font-weight-asian="normal" style:font-size-complex="14pt" style:font-weight-complex="normal"/>
    </style:style>
    <style:style style:name="P27"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b5b2"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color="#000000" style:font-name="DejaVu Sans Light" fo:font-size="14pt" fo:font-weight="normal" officeooo:rsid="00043579" officeooo:paragraph-rsid="000fb5b2" style:font-size-asian="12.25pt" style:font-weight-asian="normal" style:font-size-complex="14pt" style:font-weight-complex="normal"/>
    </style:style>
    <style:style style:name="P29" style:family="paragraph" style:parent-style-name="Standard">
      <style:paragraph-properties fo:line-height="150%" fo:text-align="justify" style:justify-single-word="false"/>
      <style:text-properties fo:color="#000000" style:font-name="DejaVu Sans Light" fo:font-size="14pt" officeooo:rsid="00043579" officeooo:paragraph-rsid="000fb5b2" style:font-size-asian="14pt" style:font-size-complex="14pt"/>
    </style:style>
    <style:style style:name="P30" style:family="paragraph" style:parent-style-name="Standard">
      <style:paragraph-properties fo:text-align="center" style:justify-single-word="false"/>
      <style:text-properties fo:color="#7e0021" style:font-name="DejaVu Sans Light" fo:font-size="20pt" officeooo:rsid="0003f721" officeooo:paragraph-rsid="000d7d91" style:font-size-asian="20pt" style:font-size-complex="20pt"/>
    </style:style>
    <style:style style:name="P31" style:family="paragraph" style:parent-style-name="Standard">
      <style:paragraph-properties fo:text-align="justify" style:justify-single-word="false"/>
      <style:text-properties fo:color="#000000" style:font-name="DejaVu Sans Light" fo:font-size="14pt" fo:font-weight="bold" officeooo:rsid="00043579" officeooo:paragraph-rsid="000fb5b2"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color="#000000" style:font-name="DejaVu Sans Light" fo:font-size="14pt" fo:font-weight="normal" officeooo:rsid="00043579" officeooo:paragraph-rsid="000fb5b2" style:font-size-asian="12.25pt" style:font-weight-asian="normal" style:font-size-complex="14pt" style:font-weight-complex="normal"/>
    </style:style>
    <style:style style:name="P33"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b5b2" style:font-size-asian="12.25pt" style:font-weight-asian="normal" style:font-size-complex="14pt" style:font-weight-complex="normal"/>
    </style:style>
    <style:style style:name="P34" style:family="paragraph" style:parent-style-name="Standard">
      <style:paragraph-properties fo:line-height="150%" fo:text-align="justify" style:justify-single-word="false"/>
      <style:text-properties style:font-name="DejaVu Sans Light" fo:font-size="14pt" fo:font-weight="normal" officeooo:rsid="00043579" officeooo:paragraph-rsid="000fb5b2"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DejaVu Sans Light" fo:font-size="14pt" fo:font-weight="normal" officeooo:rsid="00043579" officeooo:paragraph-rsid="001194ab" style:font-size-asian="12.25pt" style:font-weight-asian="normal" style:font-size-complex="14pt" style:font-weight-complex="normal"/>
    </style:style>
    <style:style style:name="P36" style:family="paragraph" style:parent-style-name="Standard">
      <style:paragraph-properties fo:line-height="150%" fo:text-align="justify" style:justify-single-word="false"/>
      <style:text-properties style:font-name="DejaVu Sans Light" fo:font-size="14pt" fo:font-weight="normal" officeooo:rsid="00043579" officeooo:paragraph-rsid="001309cb" style:font-size-asian="14pt" style:font-weight-asian="normal" style:font-size-complex="14pt" style:font-weight-complex="normal"/>
    </style:style>
    <style:style style:name="P37" style:family="paragraph" style:parent-style-name="Text_20_body">
      <style:text-properties style:font-name="DejaVu Sans Light" fo:font-size="14pt" style:font-size-asian="14pt" style:font-size-complex="14pt"/>
    </style:style>
    <style:style style:name="P38" style:family="paragraph" style:parent-style-name="Text_20_body" style:list-style-name="L1">
      <style:text-properties style:font-name="DejaVu Sans Light" fo:font-size="14pt" style:font-size-asian="14pt" style:font-size-complex="14pt"/>
    </style:style>
    <style:style style:name="P39" style:family="paragraph" style:parent-style-name="Text_20_body" style:list-style-name="L2">
      <style:text-properties style:font-name="DejaVu Sans Light" fo:font-size="14pt" style:font-size-asian="14pt" style:font-size-complex="14pt"/>
    </style:style>
    <style:style style:name="P40" style:family="paragraph" style:parent-style-name="Text_20_body" style:list-style-name="L2">
      <style:text-properties style:font-name="DejaVu Sans Light" fo:font-size="14pt" officeooo:paragraph-rsid="001194ab" style:font-size-asian="14pt" style:font-size-complex="14pt"/>
    </style:style>
    <style:style style:name="P41" style:family="paragraph" style:parent-style-name="Text_20_body">
      <style:paragraph-properties fo:text-align="start" style:justify-single-word="false"/>
      <style:text-properties style:font-name="DejaVu Sans Light" fo:font-size="14pt" fo:font-weight="normal" officeooo:rsid="001309cb" officeooo:paragraph-rsid="001309cb" style:font-size-asian="12.25pt" style:font-weight-asian="normal" style:font-size-complex="14pt" style:font-weight-complex="normal"/>
    </style:style>
    <style:style style:name="P42" style:family="paragraph" style:parent-style-name="Text_20_body">
      <style:paragraph-properties fo:text-align="justify" style:justify-single-word="false"/>
      <style:text-properties style:font-name="DejaVu Sans Light" fo:font-size="14pt" fo:font-weight="normal" officeooo:rsid="001309cb" officeooo:paragraph-rsid="001337fb" style:font-size-asian="12.25pt" style:font-weight-asian="normal" style:font-size-complex="14pt" style:font-weight-complex="normal"/>
    </style:style>
    <style:style style:name="P43" style:family="paragraph" style:parent-style-name="Text_20_body">
      <style:paragraph-properties fo:text-align="start"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44" style:family="paragraph" style:parent-style-name="Text_20_body">
      <style:paragraph-properties fo:text-align="justify" style:justify-single-word="false"/>
      <style:text-properties style:font-name="DejaVu Sans Light" fo:font-size="14pt" fo:font-weight="normal" officeooo:rsid="001543bf" officeooo:paragraph-rsid="001543bf" style:font-size-asian="12.25pt" style:font-weight-asian="normal" style:font-size-complex="14pt" style:font-weight-complex="normal"/>
    </style:style>
    <style:style style:name="P45" style:family="paragraph" style:parent-style-name="Text_20_body">
      <style:paragraph-properties fo:text-align="justify" style:justify-single-word="false"/>
      <style:text-properties style:font-name="DejaVu Sans Light" fo:font-size="14pt" fo:font-weight="normal" officeooo:rsid="00173973" officeooo:paragraph-rsid="00173973" style:font-size-asian="12.25pt" style:font-weight-asian="normal" style:font-size-complex="14pt" style:font-weight-complex="normal"/>
    </style:style>
    <style:style style:name="P46" style:family="paragraph" style:parent-style-name="Text_20_body">
      <style:paragraph-properties fo:text-align="justify" style:justify-single-word="false"/>
      <style:text-properties style:font-name="DejaVu Sans Light" fo:font-size="14pt" fo:font-weight="normal" officeooo:rsid="0018769f" officeooo:paragraph-rsid="0018769f" style:font-size-asian="12.25pt" style:font-weight-asian="normal" style:font-size-complex="14pt" style:font-weight-complex="normal"/>
    </style:style>
    <style:style style:name="P47" style:family="paragraph" style:parent-style-name="Text_20_body">
      <style:paragraph-properties fo:line-height="100%" fo:text-align="start" style:justify-single-word="false"/>
      <style:text-properties style:font-name="DejaVu Sans Light" fo:font-size="14pt" fo:font-weight="normal" officeooo:rsid="00188c5b" officeooo:paragraph-rsid="00188c5b" style:font-size-asian="12.25pt" style:font-weight-asian="normal" style:font-size-complex="14pt" style:font-weight-complex="normal"/>
    </style:style>
    <style:style style:name="P48" style:family="paragraph" style:parent-style-name="Text_20_body">
      <style:paragraph-properties fo:text-align="justify" style:justify-single-word="false"/>
      <style:text-properties style:font-name="DejaVu Sans Light" fo:font-size="14pt" fo:font-weight="normal" officeooo:rsid="001a8557" officeooo:paragraph-rsid="001a8557" style:font-size-asian="12.25pt" style:font-weight-asian="normal" style:font-size-complex="14pt" style:font-weight-complex="normal"/>
    </style:style>
    <style:style style:name="P49" style:family="paragraph" style:parent-style-name="Text_20_body">
      <style:paragraph-properties fo:text-align="start" style:justify-single-word="false"/>
      <style:text-properties style:font-name="DejaVu Sans Light" fo:font-size="14pt" fo:font-weight="bold" officeooo:rsid="000f4c37" officeooo:paragraph-rsid="000f4c37" style:font-size-asian="12.25pt" style:font-weight-asian="bold" style:font-size-complex="14pt" style:font-weight-complex="bold"/>
    </style:style>
    <style:style style:name="P50" style:family="paragraph" style:parent-style-name="Text_20_body">
      <style:paragraph-properties fo:text-align="justify" style:justify-single-word="false"/>
      <style:text-properties style:font-name="DejaVu Sans Light" fo:font-size="14pt" fo:font-weight="bold" officeooo:rsid="001543bf" officeooo:paragraph-rsid="001543bf" style:font-size-asian="12.25pt" style:font-weight-asian="bold" style:font-size-complex="14pt" style:font-weight-complex="bold"/>
    </style:style>
    <style:style style:name="P51" style:family="paragraph" style:parent-style-name="Text_20_body">
      <style:paragraph-properties fo:text-align="start"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52" style:family="paragraph" style:parent-style-name="Text_20_body">
      <style:paragraph-properties fo:text-align="justify"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53" style:family="paragraph" style:parent-style-name="Text_20_body">
      <style:paragraph-properties fo:text-align="start" style:justify-single-word="false"/>
      <style:text-properties style:font-name="DejaVu Sans Light" fo:font-size="14pt" officeooo:rsid="001543bf" officeooo:paragraph-rsid="001543bf" style:font-size-asian="12.25pt" style:font-size-complex="14pt"/>
    </style:style>
    <style:style style:name="P54" style:family="paragraph" style:parent-style-name="Text_20_body">
      <style:paragraph-properties fo:text-align="start" style:justify-single-word="false"/>
      <style:text-properties style:font-name="DejaVu Sans Light" fo:font-size="18pt" fo:font-weight="bold" officeooo:rsid="000f4c37" officeooo:paragraph-rsid="000f4c37" style:font-size-asian="18pt" style:font-weight-asian="bold" style:font-size-complex="18pt" style:font-weight-complex="bold"/>
    </style:style>
    <style:style style:name="P55" style:family="paragraph" style:parent-style-name="Text_20_body">
      <style:paragraph-properties fo:text-align="start" style:justify-single-word="false"/>
      <style:text-properties style:font-name="DejaVu Sans Light" fo:font-size="18pt" fo:font-weight="normal" officeooo:rsid="000f4c37" officeooo:paragraph-rsid="000f4c37" style:font-size-asian="18pt" style:font-weight-asian="normal" style:font-size-complex="18pt" style:font-weight-complex="normal"/>
    </style:style>
    <style:style style:name="P56" style:family="paragraph" style:parent-style-name="Text_20_body">
      <style:paragraph-properties fo:text-align="start" style:justify-single-word="false"/>
      <style:text-properties style:font-name="DejaVu Sans Light" fo:font-size="20pt" officeooo:paragraph-rsid="000f4c37" style:font-size-asian="17.5pt" style:font-size-complex="20pt"/>
    </style:style>
    <style:style style:name="P57" style:family="paragraph" style:parent-style-name="Text_20_body" style:list-style-name="L3">
      <style:paragraph-properties fo:line-height="100%" fo:text-align="start" style:justify-single-word="false"/>
      <style:text-properties style:font-name="DejaVu Sans Light" fo:font-size="13pt" fo:font-weight="normal" officeooo:rsid="0018769f" officeooo:paragraph-rsid="0018769f" style:font-size-asian="13pt" style:font-weight-asian="normal" style:font-size-complex="13pt" style:font-weight-complex="normal"/>
    </style:style>
    <style:style style:name="P58" style:family="paragraph" style:parent-style-name="Text_20_body" style:list-style-name="L3">
      <style:paragraph-properties fo:line-height="100%" fo:text-align="start" style:justify-single-word="false"/>
      <style:text-properties style:font-name="DejaVu Sans Light" fo:font-size="13pt" fo:font-weight="normal" officeooo:rsid="00188c5b" officeooo:paragraph-rsid="00188c5b" style:font-size-asian="13pt" style:font-weight-asian="normal" style:font-size-complex="13pt" style:font-weight-complex="normal"/>
    </style:style>
    <style:style style:name="P59" style:family="paragraph" style:parent-style-name="Text_20_body">
      <style:paragraph-properties fo:text-align="start" style:justify-single-word="false"/>
      <style:text-properties officeooo:rsid="000f4c37" officeooo:paragraph-rsid="000f4c37"/>
    </style:style>
    <style:style style:name="P60" style:family="paragraph" style:parent-style-name="Table_20_Heading">
      <style:text-properties style:font-name="DejaVu Sans Light" fo:font-size="15pt" officeooo:rsid="001a8557" officeooo:paragraph-rsid="001a8557" style:font-size-asian="15pt" style:font-size-complex="15pt"/>
    </style:style>
    <style:style style:name="P61" style:family="paragraph" style:parent-style-name="Table_20_Contents">
      <style:paragraph-properties fo:text-align="start" style:justify-single-word="false"/>
      <style:text-properties style:font-name="DejaVu Sans Light" fo:font-size="18pt" officeooo:rsid="001dceae" officeooo:paragraph-rsid="001dceae" style:font-size-asian="18pt" style:font-size-complex="18pt"/>
    </style:style>
    <style:style style:name="P62" style:family="paragraph" style:parent-style-name="Table_20_Contents">
      <style:paragraph-properties fo:text-align="start" style:justify-single-word="false"/>
      <style:text-properties style:font-name="DejaVu Sans Light" fo:font-size="14pt" fo:font-weight="normal" officeooo:rsid="001c39c3" officeooo:paragraph-rsid="001c39c3" style:font-size-asian="12.25pt" style:font-weight-asian="normal" style:font-size-complex="14pt" style:font-weight-complex="normal"/>
    </style:style>
    <style:style style:name="P63" style:family="paragraph" style:parent-style-name="Table_20_Contents">
      <style:paragraph-properties fo:text-align="start" style:justify-single-word="false"/>
      <style:text-properties style:font-name="DejaVu Sans Light" fo:font-size="14pt" fo:font-weight="normal" officeooo:rsid="001dceae" officeooo:paragraph-rsid="001dceae" style:font-size-asian="12.25pt" style:font-weight-asian="normal" style:font-size-complex="14pt" style:font-weight-complex="normal"/>
    </style:style>
    <style:style style:name="T1" style:family="text">
      <style:text-properties officeooo:rsid="0003f721"/>
    </style:style>
    <style:style style:name="T2" style:family="text">
      <style:text-properties fo:font-weight="bold" style:font-weight-asian="bold" style:font-weight-complex="bold"/>
    </style:style>
    <style:style style:name="T3" style:family="text">
      <style:text-properties fo:font-weight="bold" officeooo:rsid="000fb5b2" style:font-weight-asian="bold" style:font-weight-complex="bold"/>
    </style:style>
    <style:style style:name="T4" style:family="text">
      <style:text-properties fo:font-weight="bold" officeooo:rsid="000f4c37" style:font-weight-asian="bold" style:font-weight-complex="bold"/>
    </style:style>
    <style:style style:name="T5" style:family="text">
      <style:text-properties officeooo:rsid="00023914"/>
    </style:style>
    <style:style style:name="T6" style:family="text">
      <style:text-properties officeooo:rsid="00063d6d"/>
    </style:style>
    <style:style style:name="T7" style:family="text">
      <style:text-properties officeooo:rsid="00043579"/>
    </style:style>
    <style:style style:name="T8" style:family="text">
      <style:text-properties officeooo:rsid="0006637a"/>
    </style:style>
    <style:style style:name="T9" style:family="text">
      <style:text-properties officeooo:rsid="001309cb"/>
    </style:style>
    <style:style style:name="T10" style:family="text">
      <style:text-properties fo:color="#000000"/>
    </style:style>
    <style:style style:name="T11" style:family="text">
      <style:text-properties fo:color="#000000" officeooo:rsid="00004bb6"/>
    </style:style>
    <style:style style:name="T12" style:family="text">
      <style:text-properties fo:color="#000000" officeooo:rsid="001337fb"/>
    </style:style>
    <style:style style:name="T13" style:family="text">
      <style:text-properties fo:color="#000000" officeooo:rsid="00043579" style:font-size-asian="14pt"/>
    </style:style>
    <style:style style:name="T14" style:family="text">
      <style:text-properties fo:color="#000000" officeooo:rsid="001337fb" style:font-size-asian="14pt"/>
    </style:style>
    <style:style style:name="T15" style:family="text">
      <style:text-properties style:font-name="DejaVu Sans Light" fo:font-size="18pt" fo:font-weight="bold" style:font-size-asian="18pt" style:font-weight-asian="bold" style:font-size-complex="18pt" style:font-weight-complex="bold"/>
    </style:style>
    <style:style style:name="T16" style:family="text">
      <style:text-properties officeooo:rsid="00135f75"/>
    </style:style>
    <style:style style:name="T17" style:family="text">
      <style:text-properties officeooo:rsid="001785ee"/>
    </style:style>
    <style:style style:name="T18" style:family="text">
      <style:text-properties style:text-position="super 58%"/>
    </style:style>
    <style:style style:name="T19" style:family="text">
      <style:text-properties fo:font-size="14pt" style:font-size-asian="12.25pt" style:font-size-complex="14pt"/>
    </style:style>
    <style:style style:name="T20" style:family="text">
      <style:text-properties officeooo:rsid="001dce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6"/>
      <text:p text:style-name="P19">UNIVERSIDAD DE EL SALVADOR</text:p>
      <text:p text:style-name="P20">FACULTAD MULTIDISCIPLINARIA ORIENTAL</text:p>
      <text:p text:style-name="P20">DEPARTAMENTO DE INGENIERÍA Y ARQUITECTURA</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2">“<text:span text:style-name="T16">DESARROLLO DE UNA IMPRESORA 3D MODELO PRUSA MENDEL</text:span>”</text:p>
      <text:p text:style-name="P21"/>
      <text:p text:style-name="P1">UNIVERSIDAD DE EL SALVADOR</text:p>
      <text:p text:style-name="P8">FACULTAD MULTIDISCIPLINARIA ORIENTAL</text:p>
      <text:p text:style-name="P8">DEPARTAMENTO DE INGENIERÍA Y ARQUITECTURA</text:p>
      <text:p text:style-name="P11"/>
      <text:p text:style-name="P4"><text:span text:style-name="T2">CARRERA</text:span>: INGENIERÍA DE SISTEMAS INFORMÁTICOS</text:p>
      <text:p text:style-name="P4"/>
      <text:p text:style-name="P4"><text:span text:style-name="T2">CÁTEDRA</text:span>: ALGORITMOS GRÁFICOS</text:p>
      <text:p text:style-name="P4"/>
      <text:p text:style-name="P4"><text:span text:style-name="T2">CATEDRÁTICO:</text:span> ING. LUDWIN ALDUVI HERNÁNDEZ</text:p>
      <text:p text:style-name="P4"/>
      <text:p text:style-name="P8">PROYECTO DE FIN DE CICLO DENOMINADO:</text:p>
      <text:p text:style-name="P30">“D<text:span text:style-name="T16">ESARROLLO DE UNA IMPRESORA 3D MODELO PRUSA MENDEL</text:span>”</text:p>
      <text:p text:style-name="P21"/>
      <text:p text:style-name="P12"/>
      <text:p text:style-name="P7">GRUPO N° 3</text:p>
      <text:p text:style-name="P5"/>
      <text:p text:style-name="P7">INTEGRANTES:</text:p>
      <text:p text:style-name="P5">KEVIN EDUARDO CLAROS ZELAYA</text:p>
      <text:p text:style-name="P5">ALEXIS ANTONIO RAMÍREZ GUERRERO</text:p>
      <text:p text:style-name="P5">VICTOR ADALBERTO SALAVERRÍA CRUZ</text:p>
      <text:p text:style-name="P5">NELSON ORLANDO BENAVIDES CUADRA</text:p>
      <text:p text:style-name="P5">HÉCTOR ARMANDO CONTRERAS PORTILLO</text:p>
      <text:p text:style-name="P13"/>
      <text:p text:style-name="P7">FECHA DE ENTREGA:</text:p>
      <text:p text:style-name="P5">SÁBADO 02 DE JULIO DE 2016</text:p>
      <text:p text:style-name="P14"><text:soft-page-break/>ÍNDICE</text:p>
      <text:p text:style-name="P10"/>
      <text:p text:style-name="P2">INTRODUCCIÓN</text:p>
      <text:p text:style-name="P10"/>
      <text:p text:style-name="P48">El objetivo principal de este proyecto es conseguir las habilidades necesarias para fabricar una impresora 3D del tipo Rep Rap, una tipología de impresoras Open source.</text:p>
      <text:p text:style-name="P48">Una vez conseguido este objetivo se rediseñan piezas de la propia impresora con el objetivo de mejorar el diseño actual.</text:p>
      <text:p text:style-name="P48">Se plantea el proyecto como iniciación al mundo de la impresión 3D y de los materiales plásticos con los que se puede trabajar, PLA, HDPE, ABS o NYLON.</text:p>
      <text:p text:style-name="P48">Se instruye al lector para que también sea capaz de montar su propia impresora 3D y se le aconseja de posibles errores y se le ayuda con consejos de montaje.</text:p>
      <text:p text:style-name="P48">Se explica el proceso de impresión y todos los parámetros que intervienen.</text:p>
      <text:p text:style-name="P48">También cómo conseguir una calibración perfecta de la máquina obteniendo así piezas de plástico con una precisión de 0,1mm.</text:p>
      <text:p text:style-name="P48">Finalmente se consigue una impresora capaz de modelar piezas 3D que uno mismo haya diseñado en un software CAD o simplemente capaz de imprimir diseños que se pueden descargar de la red.</text:p>
      <text:p text:style-name="P2">1. EL PROBLEMA</text:p>
      <text:p text:style-name="P9"/>
      <text:p text:style-name="P15">1.1 TÍTULO DESCRIPTIVO DEL PROYECTO</text:p>
      <text:p text:style-name="P10">“<text:span text:style-name="T9">Desarrollo</text:span> <text:span text:style-name="T9">de una impresora 3D modelo Prusa Mendel</text:span>”</text:p>
      <text:p text:style-name="P10"/>
      <text:p text:style-name="P15">1.2 SITUACIÓN PROBLEMÁTICA</text:p>
      <text:p text:style-name="P24">En <text:span text:style-name="T5">la actualidad</text:span> existe una comunidad de personas involucradas en redes de intercambio solidario de conocimientos tendientes a <text:span text:style-name="T5">difundir</text:span> la innovación <text:span text:style-name="T5">en el ámbito de tecnologías libres</text:span>. <text:span text:style-name="T5">Como estudiantes de Ingeniería de Sistemas Informáticos poco a poco nos vamos </text:span>integrado a esta red, <text:span text:style-name="T5">con la ayuda del Ing. Ludwin Alduvi Hernández </text:span>actuando como facilitador y catalizador de las múltiples relaciones entre técnicos, instituciones, empresas, proveedores, alumnos, emprendedores, científicos y tecnólogos involucrados en la temática. Este movimiento tiene como objetivo la democratización de las innovaciones , la libertad en <text:tab/>el uso y distribución del conocimiento aplica<text:span text:style-name="T5">d</text:span>o a las <text:span text:style-name="T5">tecnologías libres</text:span> y a su vez potenci<text:span text:style-name="T5">ar</text:span> su desarrollo universal. <text:span text:style-name="T5">En ese sentido, se pretende, con la ejecución de este proyecto, <text:tab/>impulsar el desarrollo de la exploración del mundo de las tecnologías libres mediante la elaboración de una impresora 3D funcional.</text:span></text:p>
      <text:p text:style-name="P23"/>
      <text:p text:style-name="P23"/>
      <text:p text:style-name="P15">1.3 PLANTEAMIENTO DEL PROBLEMA</text:p>
      <text:p text:style-name="P26">Nuestro proyecto, “<text:span text:style-name="T9">Desarrollo de una impresora 3D modelo Prusa Mendel”, </text:span>trata sobre la construcción de una impresora 3D que nos servirá p<text:span text:style-name="T1">ara</text:span> la construcción de objetos en tercera dimensión. Nos <text:soft-page-break/>interesa la <text:span text:style-name="T6">realización</text:span> de este proyecto ya que queremos <text:span text:style-name="T7">adquirir conocimientos sobre el mundo de la impresión en tercera dimensión</text:span> <text:span text:style-name="T7">y servir como ejemplo </text:span>para la comunidad educativa <text:span text:style-name="T7">en cuanto a proyectos de desarrollo basados en Open Source.</text:span></text:p>
      <text:p text:style-name="P26"/>
      <text:p text:style-name="P26"/>
      <text:p text:style-name="P15">1.4 ENUNCIADO DEL PROBLEMA</text:p>
      <text:p text:style-name="P29">Con los fundamentos establecidos en la sección anterior, <text:s/>establecemos la pregunta de investigación:</text:p>
      <text:p text:style-name="P28"><text:line-break/><text:span text:style-name="T2">¿Qué beneficios </text:span><text:span text:style-name="T3">brinda</text:span><text:span text:style-name="T2"> la impresora 3D en nuestra comunidad educativa?</text:span></text:p>
      <text:p text:style-name="P28"/>
      <text:p text:style-name="P28"/>
      <text:p text:style-name="P31"/>
      <text:p text:style-name="P15">1.5 JUSTIFICACIÓN</text:p>
      <text:p text:style-name="P27">Lo que nos condujo a <text:span text:style-name="T7">la realización de</text:span> este proyecto fue la idea de poder construir nuestras <text:tab/>propias piezas, tanto las que podamos aprender a diseñar en un futuro, como los modelos que podamos conseguir por internet. <text:span text:style-name="T7">Además buscamos favorecer</text:span> la implementación tecnológica en la institución ya sea <text:span text:style-name="T7">con la impresión de</text:span> sellos, componentes <text:span text:style-name="T7">para PC</text:span>, e <text:tab/>incluso los mismos componentes de <text:span text:style-name="T8">otras</text:span> impresora<text:span text:style-name="T8">s</text:span>. </text:p>
      <text:p text:style-name="P27"/>
      <text:p text:style-name="P27"/>
      <text:p text:style-name="P59"><text:span text:style-name="T15">1.6 DELIMITACIONES</text:span></text:p>
      <text:p text:style-name="P34">Muchas piezas de la impresora serán componentes reciclados de otros aparatos como impresoras tradicionales, DVDs, fuentes de poder, etc. Mientras que otras serán impresas desde otra impresora 3D.</text:p>
      <text:p text:style-name="P15"><text:soft-page-break/>1.6.1 LUGAR O ESPACIO</text:p>
      <text:p text:style-name="P36">La ejecución de este proyecto se llevará a cabo <text:span text:style-name="T9">en la Facultad Multidisciplinaria Oriental de la Universidad de El Salvador. </text:span></text:p>
      <text:p text:style-name="P41"><text:span text:style-name="T10"/></text:p>
      <text:p text:style-name="P15">1.6.2 TIEMPO</text:p>
      <text:p text:style-name="P42">El desarrollo e implementación del proyecto <text:span text:style-name="T11">“</text:span><text:span text:style-name="T10">Desarrollo de una impresora 3D modelo Prusa Mendel” </text:span><text:span text:style-name="T12">se da durante</text:span><text:span text:style-name="T13"> el Ciclo I 2016 que comprende el período marzo – julio. </text:span></text:p>
      <text:p text:style-name="P42"><text:span text:style-name="T14"/></text:p>
      <text:p text:style-name="P15">1.6.3 TEORÍAS</text:p>
      <text:p text:style-name="P15"/>
      <text:p text:style-name="P15"/>
      <text:p text:style-name="P9"/>
      <text:p text:style-name="P15">1.7 OBJETIVOS DEL PROYECTO</text:p>
      <text:p text:style-name="P15"/>
      <text:p text:style-name="P15">1.7.1 GENERAL</text:p>
      <text:p text:style-name="P35">Desarrollar una impresora 3D <text:span text:style-name="T16">modelo Prusa Mendel</text:span> funcional.</text:p>
      <text:p text:style-name="P25"/>
      <text:p text:style-name="P25"/>
      <text:p text:style-name="P15">1.7.2 ESPECÍFICOS</text:p>
      <text:list xml:id="list1974251163061576621" text:style-name="L1">
        <text:list-item>
          <text:p text:style-name="P38">Realizar el montaje personalizado de las piezas.</text:p>
        </text:list-item>
        <text:list-item>
          <text:p text:style-name="P38">Programar los procedimientos necesarios para el funcionamiento de la impresora 3D.</text:p>
        </text:list-item>
        <text:list-item>
          <text:p text:style-name="P38">Presentar un presupuesto para el desarrollo de una impresora 3D con Open Source.</text:p>
        </text:list-item>
        <text:list-item>
          <text:p text:style-name="P38">Exponer los conceptos básicos para el desarrollo de impresoras <text:soft-page-break/>3D artesanales.</text:p>
        </text:list-item>
      </text:list>
      <text:p text:style-name="P3"/>
      <text:p text:style-name="P56"><text:span text:style-name="T4">2. FUNDAMENTACIÓN TEÓRICA</text:span></text:p>
      <text:p text:style-name="P51"/>
      <text:p text:style-name="P51">¿Qué es la impresión 3D?</text:p>
      <text:p text:style-name="P45">La impresión 3D es un proceso de fabricación por el cual un objeto tridimensional es creado mediante la superposición de capas de material, generalmente plástico. En este proceso se usan impresoras 3D, son más rápidas, baratas y fáciles de usar que otros procesos por adición. Éstas reciben información de los archivos CAD “Diseño asistido por ordenador” que previamente se han tenido que crear y en los que se puede albergar cualquier tipo de geometría. Estos archivos contienen los datos necesarios para que la impresión 3D se realice correctamente.</text:p>
      <text:p text:style-name="P45">Este tipo de tecnología 3D está adquiriendo cada vez más importancia en la creación de objetos. Se cree que en un futuro puede marcar un antes y un después en la industria de fabricación, ya sea, por ejemplo, la impresión de una prótesis como hasta la impresión de un hogar.</text:p>
      <text:p text:style-name="P45"/>
      <text:p text:style-name="P52">Métodos de impresión.</text:p>
      <text:p text:style-name="P45">Existen distintos métodos de impresión 3D: extrusión, hilado, granulado, laminado y fotoquímicos. </text:p>
      <text:p text:style-name="P45">En este proyecto nos centraremos en la extrusión, es decir, en el modelado por deposición fundida. Modelado por deposición fundida: Este tipo de modelado utiliza un filamento de plástico que se almacena en rollos de 3mm o 1,75mm dependiendo de la precisión de impresión que se desee. Se empuja el filamento a través de un extrusor, este dispositivo se calienta hasta temperaturas capaces de fundir el plástico pero sin llegar a derretirlo. Además, el extrusor es capaz de moverse en los tres ejes de forma controlada gracias a la <text:soft-page-break/>electrónica de la impresora y a los motores de la misma.</text:p>
      <text:p text:style-name="P45">De este modo, el plástico se deposita en una base caliente para que el hilo de plástico se quede pegado y solidifique, mientras el extrusor irá dando la forma que se ha creado en el archivo CAD.</text:p>
      <text:p text:style-name="P45"/>
      <text:p text:style-name="P53"><text:span text:style-name="T4">I</text:span><text:span text:style-name="T2">mpresoras 3D</text:span></text:p>
      <text:p text:style-name="P44">Las impresoras 3D nacen de la idea de convertir en objetos reales diseños realizados con un programa especializado en un ordenador. Se utilizan a día de hoy para la creación de prototipos y la matricería o prefabricación de piezas en sectores como la arquitectura o el diseño industrial. Son además muy apropiadas en la creación de prótesis médicas,pues permiten adaptarlas a las características particulares de cada paciente con facilidad. Existen en la actualidad varios tipos de impresoras 3D, por un lado están las de compactación de una masa de polvo por estratos, donde tenemos impresoras 3D de tinta que funcionan de manera que inyectan tinta aglomerante al polvo para compactarlo, es positivo el hecho de que al usar tinta se pueden mezclar colores; y, tenemos también impresoras 3D láseres, que polimerizan el polvo mediante una transmisión de energía, posteriormente, al acabar la impresión, de introduce la pieza en líquido para solidificarse. La ventaja de las impresoras 3D de tinta es que su proceso es más rápido y económico que el de las impresoras 3D láseres, y su desventaja, también frente a las impresoras 3D láseres, es que las piezas que obtenemos son más frágiles. </text:p>
      <text:p text:style-name="P44">Por otro lado tenemos impresoras 3D que se basan en la inyección de polímeros. Se basan en la inyección de resinas líquidas que son tratadas con luz ultravioleta; son los llamados fotopolímeros. Su ventaja frente a las de polvo es que no requieren un tiempo de espera al finalizar la impresión para empezar a manipular las piezas; además se caracterizan por su gran precisión y buen acabado superficial, haciéndolas idóneas, por ejemplo, para imprimir diseños de matricería. Cabe destacar también, que han sido las primeras impresoras en ser capaces de mezclar dos materiales distintos en una <text:soft-page-break/>sola impresión. Su única pega es que al acabar la impresión hay que retirar unos soportes usados para la misma mediante un chorro de agua a presión.</text:p>
      <text:p text:style-name="P44">Por último, tenemos los tipos de impresora 3D, como el del modelo que se desarrolla en este proyecto, y en general todos los modelos del Proyecto Reprap, que están basadas en la extrusión en caliente de un filamento de plástico. Se basan en empujar un hilo de <text:s/>plástico a través de un dispositivo, denominado extrusor, que se calienta hasta una temperatura capaz de fundir ligeramente el material de plástico utilizado, sin llegar a derretirlo por completo. De esta manera, al llegar a la punta del dispositivo, que es mucho más fina que el filamento original, va expulsando por esta un fino hilo de plástico y lo va depositando en una base. Esta base debe estar caliente para que el hilo extruido se vaya quedando pegado y así la máquina pueda ir creando la pieza capa a capa. Si la base no estuviera lo suficientemente caliente para que el hilo se pegase bien, a la vez que la máquina va ascendiendo construyendo las capas superiores iría arrastrando las capas ya impresas desfigurando por completo la pieza en construcción.</text:p>
      <text:p text:style-name="P44"/>
      <text:p text:style-name="P50">Proyecto RepRap</text:p>
      <text:p text:style-name="P44">El Proyecto Reprap nace en el año 2005 gracias a la idea del ingeniero Adrian Bowyer de la Universidad de Bath, en el Reino Unido. El nombre Rerprap proviene de “Replicating Rapid prototyper” y su filosofía desde el inicio estuvo basada en diseños y desarrollos Open Source, motivados por su idea de que la industria nunca desarrollará una máquina auto-replicable porque no le saldría rentable.</text:p>
      <text:p text:style-name="P44">Al cabo de tres años consiguieron desarrollar el primer modelo de impresora 3D del Proyecto Reprap, y así, en Febrero del año 2008, crearon la primera impresora 3D, el modelo conocido como Darwin; nombre inspirado del creador de La Teoría de la Evoloción, Charles Darwin, pues tenían la idea de crear una sucesión de modelos que evolucionen más rápido que las especies de seres vivos. A su vez, <text:soft-page-break/>esta impresora consiguió crear su primera réplica en mayo de ese mismo año.</text:p>
      <text:p text:style-name="P44"/>
      <text:p text:style-name="P45">Asimismo, la filosofía del proyecto RepRap es Open <text:span text:style-name="T17">S</text:span>ource, esto quiere decir, los diseños y desarrollos de la comunidad se cuelgan en distintas páginas web, donde se pueden comentar, copiar, estudiar, distribuir y mejorar los diseños y códigos fuente que la comunidad realiza. Toda esta filosofía está explicada en su página web <text:a xlink:type="simple" xlink:href="http://reprap.org/wiki/Main_Page" text:style-name="Internet_20_link" text:visited-style-name="Visited_20_Internet_20_Link">http://reprap.org/wiki/Main_Page</text:a> traducida en parte a otros idiomas. Si el lector quiere obtener más información acerca del mundo de la impresión 3D, la web explica cómo empezar para un novato con las distintas instrucciones de la impresora que se quiera montar. </text:p>
      <text:p text:style-name="P45">Actualmente, el proyecto RepRap está teniendo un gran éxito, por lo que seguramente en pocos años podríamos ver impresoras 3D en muchos hogares y empresas. Esto es posible ya que, a nivel económico, las impresoras RepRap plantean un muy bajo coste en comparación con grandes empresas. Implica menos poder adquisitivo, más autonomía, más desarrollo tecnológico local, menos fábricas y menos transporte de bienes.</text:p>
      <text:p text:style-name="P46">La primera impresora RepRap se creó en febrero de 2008, llamada Darwin, nombre inspirado por la Teoría de la Evolución. Se considera la impresora padre de todas las demás, porque como veremos a continuación, a partir de este primer diseño se fueron creando mejoras y variantes, siempre buscando la simplicidad en el montaje y la menor cantidad de piezas posibles.</text:p>
      <text:p text:style-name="P46">La impresora sucesor de este diseño fue la Mendel, realizada por Adryan Bowyer y su equipo. Pequeña como para colocarla en el escritorio, pero con un volumen de impresión suficiente para imprimir cosas grandes, 1110 cm<text:span text:style-name="T18">3</text:span>.</text:p>
      <text:p text:style-name="P46">A partir de este modelo, muy popular entre la comunidad open source, se creó un modelo derivado gracias a Josef Prusa, un estudiante de Praga. <text:s/></text:p>
      <text:p text:style-name="P46"><text:soft-page-break/>El modelo que creó Josef fue llamado <text:span text:style-name="T2">Prusa Mendel</text:span> en 2010. Esta impresora mejora la anterior Mendel, haciéndola más simple. Supone una revolución en el campo de la mecánica de la impresión 3D y hoy en día es el estándar de construcción de las impresoras.</text:p>
      <text:p text:style-name="P46">La Prusa Mendel es mucho más simple de construir, de modificar, de utilizar y de reparar que su antecesora.</text:p>
      <text:p text:style-name="P46">Especificaciones aproximadas de la Prusa Mendel:</text:p>
      <text:list xml:id="list4671388927592561912" text:style-name="L3">
        <text:list-item>
          <text:p text:style-name="P57">Volumen de trabajo: (210x190x100) mm</text:p>
        </text:list-item>
        <text:list-item>
          <text:p text:style-name="P57">Materiales de trabajo: PLA, HDPE, ABS</text:p>
        </text:list-item>
        <text:list-item>
          <text:p text:style-name="P57">Configuración: tres ejes usando motores paso a paso</text:p>
        </text:list-item>
        <text:list-item>
          <text:p text:style-name="P57">Precisión: <text:s/>0,1 mm</text:p>
        </text:list-item>
        <text:list-item>
          <text:p text:style-name="P57">Espesor de capa: (0,3 – 0,5) mm</text:p>
        </text:list-item>
        <text:list-item>
          <text:p text:style-name="P57">Manejo de materiales: un extrusor de deposición fundida</text:p>
        </text:list-item>
        <text:list-item>
          <text:p text:style-name="P57">Fuente de alimentación necesaria: 6 A máximo, 3 A continuos a 12V DC</text:p>
        </text:list-item>
        <text:list-item>
          <text:p text:style-name="P57">Dimensiones exteriores: (440x470x370) mm</text:p>
        </text:list-item>
        <text:list-item>
          <text:p text:style-name="P58">Peso: 7 Kg</text:p>
        </text:list-item>
      </text:list>
      <text:p text:style-name="P47"/>
      <text:p text:style-name="P47"/>
      <text:p text:style-name="P14">3. ASPECTOS ADMINISTRATIVOS</text:p>
      <text:p text:style-name="P15">3.1 RECURSO HUMANO</text:p>
      <text:p text:style-name="P6">Cinco estudiantes:</text:p>
      <text:list xml:id="list5529760321897135972" text:style-name="L2">
        <text:list-item>
          <text:p text:style-name="P40">Kevin Eduardo Claros Zelaya</text:p>
        </text:list-item>
        <text:list-item>
          <text:p text:style-name="P39">Nelson Orlando Benavides Cuadra</text:p>
        </text:list-item>
        <text:list-item>
          <text:p text:style-name="P39">Victor Adalberto Salaverría Cruz</text:p>
        </text:list-item>
        <text:list-item>
          <text:p text:style-name="P39">Alexis Antonio Ramírez Guerrero</text:p>
        </text:list-item>
        <text:list-item>
          <text:p text:style-name="P39">Héctor Armando Contreras Portillo</text:p>
        </text:list-item>
      </text:list>
      <text:p text:style-name="P3"/>
      <text:p text:style-name="P3"><text:soft-page-break/>Un ingeniero:</text:p>
      <text:p text:style-name="P3"><text:tab/>Ludwin Alduvi Hernández </text:p>
      <text:p text:style-name="P3"/>
      <text:p text:style-name="P3"/>
      <text:p text:style-name="P15">3.2 PRESUPUESTO</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60">Artículo</text:p>
            </table:table-cell>
            <table:table-cell table:style-name="Tabla1.A1" office:value-type="string">
              <text:p text:style-name="P60">Cantidad </text:p>
            </table:table-cell>
            <table:table-cell table:style-name="Tabla1.A1" office:value-type="string">
              <text:p text:style-name="P60">Precio unitario <text:span text:style-name="T20">($)</text:span></text:p>
            </table:table-cell>
            <table:table-cell table:style-name="Tabla1.D1" office:value-type="string">
              <text:p text:style-name="P60">Total</text:p>
            </table:table-cell>
          </table:table-row>
        </table:table-header-rows>
        <table:table-row>
          <table:table-cell table:style-name="Tabla1.A2" office:value-type="string">
            <text:p text:style-name="P62">Varilla roscada (1 m)</text:p>
          </table:table-cell>
          <table:table-cell table:style-name="Tabla1.A2" office:value-type="string">
            <text:p text:style-name="P61">6</text:p>
          </table:table-cell>
          <table:table-cell table:style-name="Tabla1.A2" office:value-type="string">
            <text:p text:style-name="P61">1.00</text:p>
          </table:table-cell>
          <table:table-cell table:style-name="Tabla1.D2" office:value-type="string">
            <text:p text:style-name="P61">6.00</text:p>
          </table:table-cell>
        </table:table-row>
        <table:table-row>
          <table:table-cell table:style-name="Tabla1.A2" office:value-type="string">
            <text:p text:style-name="P63">Tornillo M3 x 10</text:p>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3">Tornillo M3 x 25</text:p>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3">Tornillo M3 x 40</text:p>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ext:soft-page-break/>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row>
          <table:table-cell table:style-name="Tabla1.A2" office:value-type="string">
            <text:p text:style-name="P62"/>
          </table:table-cell>
          <table:table-cell table:style-name="Tabla1.A2" office:value-type="string">
            <text:p text:style-name="P61"/>
          </table:table-cell>
          <table:table-cell table:style-name="Tabla1.A2" office:value-type="string">
            <text:p text:style-name="P61"/>
          </table:table-cell>
          <table:table-cell table:style-name="Tabla1.D2" office:value-type="string">
            <text:p text:style-name="P61"/>
          </table:table-cell>
        </table:table-row>
      </table:table>
      <text:p text:style-name="P55"><text:span text:style-name="T19"/></text:p>
      <text:p text:style-name="P15">3.3 CRONOGRAMA</text:p>
      <text:p text:style-name="P14">4. REFERENCIAS</text:p>
      <text:p text:style-name="P14">5. ANEX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ctor Contreras</meta:initial-creator>
    <meta:creation-date>2016-07-01T22:15:46.449582520</meta:creation-date>
    <dc:date>2016-07-02T15:43:48.217499731</dc:date>
    <dc:creator>Héctor Contreras</dc:creator>
    <meta:editing-duration>PT1H16M28S</meta:editing-duration>
    <meta:editing-cycles>4</meta:editing-cycles>
    <meta:generator>LibreOffice/4.3.3.2$Linux_x86 LibreOffice_project/430m0$Build-2</meta:generator>
    <meta:document-statistic meta:table-count="1" meta:image-count="0" meta:object-count="0" meta:page-count="14" meta:paragraph-count="114" meta:word-count="2154" meta:character-count="13326" meta:non-whitespace-character-count="11283"/>
  </office:meta>
</office:document-meta>
</file>